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166cm" table:align="margins" style:writing-mode="lr-tb"/>
    </style:style>
    <style:style style:name="Table1.A" style:family="table-column">
      <style:table-column-properties style:column-width="15.166cm" style:rel-column-width="65535*"/>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0.035cm solid #0000ff" style:writing-mode="lr-tb"/>
    </style:style>
    <style:style style:name="Table2" style:family="table">
      <style:table-properties style:width="15.085cm" table:align="margins" style:writing-mode="lr-tb"/>
    </style:style>
    <style:style style:name="Table2.A" style:family="table-column">
      <style:table-column-properties style:column-width="15.085cm" style:rel-column-width="65535*"/>
    </style:style>
    <style:style style:name="Table2.1" style:family="table-row">
      <style:table-row-properties style:keep-together="true" fo:keep-together="auto"/>
    </style:style>
    <style:style style:name="Table2.A1" style:family="table-cell">
      <style:table-cell-properties style:vertical-align="top" fo:background-color="#ffffff" fo:padding-left="0.191cm" fo:padding-right="0.191cm" fo:padding-top="0cm" fo:padding-bottom="0cm" fo:border="0.035cm solid #0000ff" style:writing-mode="lr-tb">
        <style:background-image/>
      </style:table-cell-properties>
    </style:style>
    <style:style style:name="Table3" style:family="table">
      <style:table-properties style:width="15.085cm" fo:margin-left="-0.217cm" table:align="left" style:writing-mode="lr-tb"/>
    </style:style>
    <style:style style:name="Table3.A" style:family="table-column">
      <style:table-column-properties style:column-width="15.085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0.035cm solid #0000ff" style:writing-mode="lr-tb"/>
    </style:style>
    <style:style style:name="Table4" style:family="table">
      <style:table-properties style:width="15.085cm" fo:margin-left="-0.217cm" table:align="left" style:writing-mode="lr-tb"/>
    </style:style>
    <style:style style:name="Table4.A" style:family="table-column">
      <style:table-column-properties style:column-width="15.085cm"/>
    </style:style>
    <style:style style:name="Table4.1" style:family="table-row">
      <style:table-row-properties style:keep-together="true" fo:keep-together="auto"/>
    </style:style>
    <style:style style:name="Table4.A1" style:family="table-cell">
      <style:table-cell-properties style:vertical-align="top" fo:background-color="#ffffff" fo:padding-left="0.191cm" fo:padding-right="0.191cm" fo:padding-top="0cm" fo:padding-bottom="0cm" fo:border="0.035cm solid #0000ff" style:writing-mode="lr-tb">
        <style:background-image/>
      </style:table-cell-properties>
    </style:style>
    <style:style style:name="Table5" style:family="table">
      <style:table-properties style:width="15.085cm" fo:margin-left="-0.217cm" table:align="left" style:writing-mode="lr-tb"/>
    </style:style>
    <style:style style:name="Table5.A" style:family="table-column">
      <style:table-column-properties style:column-width="15.085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0.035cm solid #0000ff"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margin-left="0cm" fo:margin-right="0.635cm" fo:text-align="center" style:justify-single-word="false" fo:text-indent="0cm" style:auto-text-indent="false"/>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font-size="16pt" style:font-size-asian="16pt" style:font-size-complex="16pt"/>
    </style:style>
    <style:style style:name="P5" style:family="paragraph" style:parent-style-name="Standard">
      <style:text-properties fo:font-size="16pt" fo:font-weight="bold" style:font-size-asian="16pt" style:font-weight-asian="bold" style:font-size-complex="16pt"/>
    </style:style>
    <style:style style:name="P6" style:family="paragraph" style:parent-style-name="Standard">
      <style:paragraph-properties style:snap-to-layout-grid="false"/>
    </style:style>
    <style:style style:name="P7" style:family="paragraph" style:parent-style-name="Standard">
      <style:text-properties style:font-name="Arial" fo:font-size="11pt" style:font-size-asian="11pt" style:font-name-complex="Arial" style:font-size-complex="11pt"/>
    </style:style>
    <style:style style:name="P8" style:family="paragraph" style:parent-style-name="Standard">
      <style:paragraph-properties style:snap-to-layout-grid="false"/>
      <style:text-properties style:font-name="Arial" fo:font-size="11pt" style:font-size-asian="11pt" style:font-name-complex="Arial" style:font-size-complex="11pt"/>
    </style:style>
    <style:style style:name="P9" style:family="paragraph" style:parent-style-name="Standard">
      <style:text-properties style:font-name="Arial" fo:font-weight="bold" style:font-weight-asian="bold" style:font-name-complex="Arial"/>
    </style:style>
    <style:style style:name="P10" style:family="paragraph" style:parent-style-name="Standard">
      <style:text-properties fo:color="#808080"/>
    </style:style>
    <style:style style:name="P11" style:family="paragraph" style:parent-style-name="Standard">
      <style:text-properties style:font-name="Calibri" fo:font-size="16pt" style:font-size-asian="16pt" style:font-size-complex="16pt"/>
    </style:style>
    <style:style style:name="P12" style:family="paragraph" style:parent-style-name="Standard">
      <style:paragraph-properties fo:margin-left="0.635cm" fo:margin-right="0cm" fo:text-indent="0cm" style:auto-text-indent="false"/>
      <style:text-properties style:font-name="Arial" fo:font-size="11pt" style:font-size-asian="11pt" style:font-name-complex="Arial" style:font-size-complex="11pt"/>
    </style:style>
    <style:style style:name="P13" style:family="paragraph" style:parent-style-name="Standard">
      <style:paragraph-properties fo:margin-left="0.635cm" fo:margin-right="0cm" fo:text-indent="0cm" style:auto-text-indent="false" style:snap-to-layout-grid="false"/>
      <style:text-properties style:font-name="Arial" fo:font-size="11pt" style:font-size-asian="11pt" style:font-name-complex="Arial" style:font-size-complex="11pt"/>
    </style:style>
    <style:style style:name="P14" style:family="paragraph" style:parent-style-name="Standard">
      <style:paragraph-properties fo:margin-left="0.635cm" fo:margin-right="0cm" fo:text-indent="0cm" style:auto-text-indent="false"/>
      <style:text-properties style:font-name="Arial" fo:font-size="11pt" fo:font-weight="bold" style:font-size-asian="11pt" style:font-weight-asian="bold" style:font-name-complex="Arial" style:font-size-complex="11pt"/>
    </style:style>
    <style:style style:name="P15" style:family="paragraph" style:parent-style-name="Contents_20_1">
      <style:paragraph-properties>
        <style:tab-stops>
          <style:tab-stop style:position="14.633cm" style:type="right" style:leader-style="dotted" style:leader-text="."/>
          <style:tab-stop style:position="14.649cm" style:type="right" style:leader-style="dotted" style:leader-text="."/>
        </style:tab-stops>
      </style:paragraph-properties>
    </style:style>
    <style:style style:name="P16" style:family="paragraph" style:parent-style-name="Contents_20_2">
      <style:paragraph-properties>
        <style:tab-stops>
          <style:tab-stop style:position="14.649cm" style:type="right" style:leader-style="dotted" style:leader-text="."/>
        </style:tab-stops>
      </style:paragraph-properties>
    </style:style>
    <style:style style:name="P17" style:family="paragraph" style:parent-style-name="Heading_20_1">
      <style:text-properties style:font-name="Calibri" fo:font-size="24pt" fo:font-weight="bold" style:font-size-asian="24pt" style:font-weight-asian="bold" style:font-size-complex="24pt"/>
    </style:style>
    <style:style style:name="P18" style:family="paragraph" style:parent-style-name="Heading_20_1" style:master-page-name="Standard">
      <style:paragraph-properties style:page-number="auto" fo:break-before="page"/>
      <style:text-properties style:font-name="Calibri" fo:font-size="26pt" fo:font-weight="bold" style:font-size-asian="26pt" style:font-weight-asian="bold" style:font-size-complex="26pt"/>
    </style:style>
    <style:style style:name="P19" style:family="paragraph" style:parent-style-name="Standard" style:list-style-name="WW8Num1">
      <style:text-properties style:font-name="Arial" fo:font-size="11pt" style:font-size-asian="11pt" style:font-name-complex="Arial" style:font-size-complex="11pt"/>
    </style:style>
    <style:style style:name="P20" style:family="paragraph" style:parent-style-name="Standard" style:list-style-name="WW8Num3">
      <style:text-properties style:font-name="Arial" fo:font-size="11pt" style:font-size-asian="11pt" style:font-name-complex="Arial" style:font-size-complex="11pt"/>
    </style:style>
    <style:style style:name="P21" style:family="paragraph" style:parent-style-name="Standard" style:list-style-name="WW8Num2">
      <style:text-properties style:font-name="Arial" fo:font-size="11pt" style:font-size-asian="11pt" style:font-name-complex="Arial" style:font-size-complex="11pt"/>
    </style:style>
    <style:style style:name="P22" style:family="paragraph" style:parent-style-name="Standard" style:list-style-name="WW8Num9">
      <style:text-properties style:font-name="Arial" fo:font-size="11pt" style:font-size-asian="11pt" style:font-name-complex="Arial" style:font-size-complex="11pt"/>
    </style:style>
    <style:style style:name="P23" style:family="paragraph" style:parent-style-name="Standard" style:list-style-name="WW8Num4">
      <style:text-properties style:font-name="Arial" fo:font-size="11pt" style:font-size-asian="11pt" style:font-name-complex="Arial" style:font-size-complex="11pt"/>
    </style:style>
    <style:style style:name="P24" style:family="paragraph" style:parent-style-name="Standard" style:list-style-name="WW8Num10">
      <style:text-properties style:font-name="Arial" fo:font-size="11pt" style:font-size-asian="11pt" style:font-name-complex="Arial" style:font-size-complex="11pt"/>
    </style:style>
    <style:style style:name="P25" style:family="paragraph" style:parent-style-name="Standard">
      <style:paragraph-properties style:snap-to-layout-grid="false"/>
      <style:text-properties style:font-name="Arial" fo:font-size="11pt" style:font-size-asian="11pt" style:font-name-complex="Arial" style:font-size-complex="11pt"/>
    </style:style>
    <style:style style:name="P26" style:family="paragraph" style:parent-style-name="Standard" style:list-style-name="WW8Num8">
      <style:text-properties style:font-name="Arial" fo:font-size="11pt" style:font-size-asian="11pt" style:font-name-complex="Arial" style:font-size-complex="11pt"/>
    </style:style>
    <style:style style:name="P27" style:family="paragraph" style:parent-style-name="Standard">
      <style:text-properties fo:font-size="16pt" fo:font-weight="bold" style:font-size-asian="16pt" style:font-weight-asian="bold" style:font-size-complex="16pt"/>
    </style:style>
    <style:style style:name="P28" style:family="paragraph" style:parent-style-name="Standard">
      <style:paragraph-properties style:snap-to-layout-grid="false"/>
    </style:style>
    <style:style style:name="P29" style:family="paragraph" style:parent-style-name="Heading_20_2">
      <style:paragraph-properties style:snap-to-layout-grid="false"/>
      <style:text-properties fo:font-size="16pt" style:font-size-asian="16pt" style:font-size-complex="16pt"/>
    </style:style>
    <style:style style:name="P30" style:family="paragraph">
      <style:paragraph-properties style:writing-mode="lr-tb"/>
    </style:style>
    <style:style style:name="T1" style:family="text">
      <style:text-properties fo:color="#333333" style:font-name="Verdana" fo:font-size="8.5pt" style:font-size-asian="8.5pt" style:font-size-complex="8.5pt"/>
    </style:style>
    <style:style style:name="T2" style:family="text">
      <style:text-properties style:font-name="Arial" fo:font-size="11pt" style:font-size-asian="11pt" style:font-name-complex="Arial" style:font-size-complex="11pt"/>
    </style:style>
    <style:style style:name="T3" style:family="text">
      <style:text-properties fo:color="#808080"/>
    </style:style>
    <style:style style:name="T4" style:family="text">
      <style:text-properties style:font-name="Calibri" fo:font-size="16pt" style:font-size-asian="16pt" style:font-size-complex="16pt"/>
    </style:style>
    <style:style style:name="T5"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style style:name="fr2" style:family="graphic" style:parent-style-name="Frame">
      <style:graphic-properties fo:margin-left="0cm" fo:margin-right="0.318cm"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3" style:family="graphic" style:parent-style-name="Frame">
      <style:graphic-properties fo:margin-left="0cm" fo:margin-right="0.318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solid" svg:stroke-width="0.044cm" svg:stroke-color="#3366ff"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E-Marketing Template</text:h>
      <text:p text:style-name="Standard"/>
      <text:p text:style-name="Standard"/>
      <text:p text:style-name="P3"><draw:custom-shape text:anchor-type="char" draw:z-index="1" draw:style-name="gr1" draw:text-style-name="P30" svg:width="15.876cm" svg:height="10.478cm" svg:x="-0.635cm" svg:y="0.129cm"><text:p/><draw:enhanced-geometry svg:viewBox="0 0 21600 21600" draw:type="rectangle" draw:enhanced-path="M 0 0 L 21600 0 21600 21600 0 21600 0 0 Z N"/></draw:custom-shape></text:p>
      <text:p text:style-name="Standard"/>
      <text:h text:style-name="P17" text:outline-level="1">Content Page</text:h>
      <text:p text:style-name="Standard"/>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4.633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5"><text:a xlink:type="simple" xlink:href="#1.Executive Summary|outline"><text:span text:style-name="T4">Executive Summary<text:tab/>2</text:span></text:a></text:p>
          <text:p text:style-name="P15"><text:a xlink:type="simple" xlink:href="#2.Situation Analysis|outline"><text:span text:style-name="T4">Situation Analysis<text:tab/>2</text:span></text:a></text:p>
          <text:p text:style-name="P16"><text:a xlink:type="simple" xlink:href="#0.1.SWOT|outline"><text:span text:style-name="T4">SWOT<text:tab/>3</text:span></text:a></text:p>
          <text:p text:style-name="P16"><text:a xlink:type="simple" xlink:href="#0.3.4 C’s|outline"><text:span text:style-name="T4">4 C’s<text:tab/>3</text:span></text:a></text:p>
          <text:p text:style-name="P16"><text:a xlink:type="simple" xlink:href="#0.5.Summary of Key issues|outline"><text:span text:style-name="T4">Summary of Key issues<text:tab/>3</text:span></text:a></text:p>
          <text:p text:style-name="P15"><text:a xlink:type="simple" xlink:href="#3.Objectives and Strategy|outline"><text:span text:style-name="T4">Objectives and Strategy<text:tab/>4</text:span></text:a></text:p>
          <text:p text:style-name="P15"><text:a xlink:type="simple" xlink:href="#4.Tactics|outline"><text:span text:style-name="T4">Tactics<text:tab/>4</text:span></text:a></text:p>
          <text:p text:style-name="P15"><text:a xlink:type="simple" xlink:href="#5.Budget|outline"><text:span text:style-name="T4">Budget<text:tab/>5</text:span></text:a></text:p>
        </text:index-body>
      </text:table-of-content>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9">Add your business name here:</text:p>
      <text:p text:style-name="P4"/>
      <text:h text:style-name="Heading_20_1" text:outline-level="1">Executive Summary</text:h>
      <text:p text:style-name="P4"><draw:frame draw:style-name="fr2" draw:name="Frame1" text:anchor-type="paragraph" svg:x="-0.217cm" svg:y="0.503cm" svg:width="15.166cm" draw:z-index="0"><draw:text-box fo:min-height="0.37cm"><table:table table:name="Table1" table:style-name="Table1"><table:table-column table:style-name="Table1.A"/><table:table-row table:style-name="Table1.1"><table:table-cell table:style-name="Table1.A1" office:value-type="string"><text:p text:style-name="P8"/><text:p text:style-name="P7">Provide a short introduction outlining the following: </text:p><text:p text:style-name="P7"/><text:list xml:id="list34457507" text:style-name="WW8Num1"><text:list-item><text:p text:style-name="P19">Brief summary of the immediate environment</text:p></text:list-item><text:list-item><text:p text:style-name="P19">The key issues that have emerged </text:p></text:list-item></text:list><text:list xml:id="list34471803" text:style-name="WW8Num3"><text:list-item><text:p text:style-name="P20">Key objectives of your online marketing plan</text:p></text:list-item><text:list-item><text:p text:style-name="P20">Overview of strategies and tactics to be used</text:p></text:list-item><text:list-item><text:p text:style-name="P20">Projected outcomes and ‘return on investment’</text:p></text:list-item></text:list><text:p text:style-name="P7"/><text:p text:style-name="P7">This summary should be very top level and no longer than a page in length.</text:p><text:p text:style-name="P7"/></table:table-cell></table:table-row><table:table-row table:style-name="Table1.1"><table:table-cell table:style-name="Table1.A1" office:value-type="string"><text:p text:style-name="P6"><text:span text:style-name="T2">Add notes here…. </text:span></text:p><text:p text:style-name="P7"/></table:table-cell></table:table-row></table:table></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text:soft-page-break/></text:p>
      <text:p text:style-name="P5"/>
      <text:h text:style-name="Heading_20_1" text:outline-level="1">Situation Analysis</text:h>
      <text:p text:style-name="P5"/>
      <text:h text:style-name="Heading_20_1" text:outline-level="1"><draw:frame draw:style-name="fr3" draw:name="Frame2" text:anchor-type="paragraph" svg:x="-0.217cm" svg:y="3.201cm" svg:width="15.085cm" draw:z-index="2"><draw:text-box fo:min-height="0.37cm"><table:table table:name="Table2" table:style-name="Table2"><table:table-column table:style-name="Table2.A"/><table:table-row table:style-name="Table2.1"><table:table-cell table:style-name="Table2.A1" office:value-type="string"><text:p text:style-name="P8">The situation analysis needs to set the context for the plan. It should include an analysis of the micro (internal) and macro (external) environment. Address each of the following:</text:p><text:p text:style-name="P7"/><text:list xml:id="list34477904" text:style-name="WW8Num2"><text:list-item><text:p text:style-name="P21">Digital specific SWOT analysis (Strengths, Weaknesses, Opportunities, Threats)</text:p></text:list-item><text:list-item><text:p text:style-name="P21">A summary of the 4 C’s (focussed on digital):</text:p><text:list><text:list-item><text:p text:style-name="P21">Customer (characteristics, behaviours, needs, wants)</text:p></text:list-item><text:list-item><text:p text:style-name="P21">Company (benchmark your current online proposition)</text:p></text:list-item><text:list-item><text:p text:style-name="P21">Competitors (benchmark your competitors performance)</text:p></text:list-item><text:list-item><text:p text:style-name="P21">Change (Political, Economic, Social and Technological factors)</text:p></text:list-item></text:list></text:list-item><text:list-item><text:p text:style-name="P21">Summary of the key issues that have emerged.</text:p></text:list-item></text:list><text:p text:style-name="P7"/><text:p text:style-name="P7">Where possible use qualitative and quantitative data to support your analysis.</text:p><text:p text:style-name="P7"/><text:p text:style-name="P7">Use images, charts and graphs to illustrate your findings.</text:p><text:p text:style-name="P7"/></table:table-cell></table:table-row><table:table-row table:style-name="Table2.1"><table:table-cell table:style-name="Table2.A1" office:value-type="string"><text:p text:style-name="P13"/><text:h text:style-name="Heading_20_2" text:outline-level="2">SWOT</text:h><text:p text:style-name="P12"/><text:list xml:id="list34472947" text:style-name="WW8Num9"><text:list-item><text:p text:style-name="P22">Strengths </text:p></text:list-item></text:list><text:p text:style-name="P7"/><text:p text:style-name="P7"/><text:list xml:id="list34556029" text:continue-numbering="true" text:style-name="WW8Num9"><text:list-item><text:p text:style-name="P22">Weaknesses </text:p></text:list-item></text:list><text:p text:style-name="P7"/><text:p text:style-name="P12"/><text:list xml:id="list34559592" text:continue-numbering="true" text:style-name="WW8Num9"><text:list-item><text:p text:style-name="P22">Opportunity</text:p></text:list-item></text:list><text:p text:style-name="P7"/><text:p text:style-name="P12"/><text:list xml:id="list34551013" text:continue-numbering="true" text:style-name="WW8Num9"><text:list-item><text:p text:style-name="P22">Threats</text:p></text:list-item></text:list><text:p text:style-name="P12"/><text:p text:style-name="P7"/></table:table-cell></table:table-row><table:table-row table:style-name="Table2.1"><table:table-cell table:style-name="Table2.A1" office:value-type="string"><text:h text:style-name="P29" text:outline-level="2"/><text:h text:style-name="Heading_20_2" text:outline-level="2">4 C’s</text:h><text:p text:style-name="P14"/><text:list xml:id="list34547622" text:continue-numbering="true" text:style-name="WW8Num9"><text:list-item><text:p text:style-name="P22">Customer </text:p></text:list-item></text:list><text:p text:style-name="P12"/><text:p text:style-name="P12"/><text:list xml:id="list34566119" text:continue-numbering="true" text:style-name="WW8Num9"><text:list-item><text:p text:style-name="P22">Company </text:p></text:list-item></text:list><text:p text:style-name="P12"/><text:p text:style-name="P12"/><text:list xml:id="list34575365" text:continue-numbering="true" text:style-name="WW8Num9"><text:list-item><text:p text:style-name="P22">Competitors </text:p></text:list-item></text:list><text:p text:style-name="P12"/><text:p text:style-name="P12"/><text:list xml:id="list34559414" text:continue-numbering="true" text:style-name="WW8Num9"><text:list-item><text:p text:style-name="P22">Change</text:p></text:list-item></text:list><text:p text:style-name="P12"/></table:table-cell></table:table-row><table:table-row table:style-name="Table2.1"><table:table-cell table:style-name="Table2.A1" office:value-type="string"><text:h text:style-name="P29" text:outline-level="2"/><text:h text:style-name="Heading_20_2" text:outline-level="2">Summary of Key issues</text:h><text:p text:style-name="Standard"/></table:table-cell></table:table-row></table:table></draw:text-box></draw:frame><text:soft-page-break/>Objectives and Strategy</text:h>
      <text:p text:style-name="P4"/>
      <table:table table:name="Table3" table:style-name="Table3">
        <table:table-column table:style-name="Table3.A"/>
        <table:table-row table:style-name="Table3.1">
          <table:table-cell table:style-name="Table3.A1" office:value-type="string">
            <text:p text:style-name="P8"/>
            <text:p text:style-name="P7">The objectives for your plan need to be SMART (Specific, Measurable, Attainable, Relevant and Timely). When defining these objectives think about the following:</text:p>
            <text:p text:style-name="P7"/>
            <text:list xml:id="list34480341" text:style-name="WW8Num4">
              <text:list-item>
                <text:p text:style-name="P23">What the ‘Return on investment’ will be? This may include increased customer spend, greater brand awareness, an increase in visits and online registrations, etc. How you quantify and measure the success of your plan will depend on your business and marketing objectives. This will differ from business to business.</text:p>
              </text:list-item>
              <text:list-item>
                <text:p text:style-name="P23">Define objectives for each part of the customer journey - Awareness, Acquisition and Conversion. Your plan needs to look at the whole customer journey.</text:p>
              </text:list-item>
            </text:list>
            <text:p text:style-name="P7"/>
            <text:p text:style-name="P7">Make sure that your objectives reflect exactly what you will be measured on (KPI’s).</text:p>
            <text:p text:style-name="P7"/>
            <text:p text:style-name="P7">Once your objectives have been defined, you need to provide a top level summary of your Strategy – outlining how you are going to use digital marketing to meet them. The strategy should summarise the ‘bigger picture’ without yet going into the detail. It should explain the concept behind the tactics, providing a general overview of the techniques to be used.</text:p>
            <text:p text:style-name="P4"/>
          </table:table-cell>
        </table:table-row>
        <table:table-row table:style-name="Table3.1">
          <table:table-cell table:style-name="Table3.A1" office:value-type="string">
            <text:p text:style-name="P6"><text:span text:style-name="T2">Add notes here…</text:span></text:p>
            <text:p text:style-name="P7"/>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Tactics</text:h>
      <table:table table:name="Table4" table:style-name="Table4">
        <table:table-column table:style-name="Table4.A"/>
        <table:table-row table:style-name="Table4.1">
          <table:table-cell table:style-name="Table4.A1" office:value-type="string">
            <text:p text:style-name="P8">The tactics will define the channels and tools that you will use. In this section you will add the detail to your strategy. Your tactics should define your goals for each tactic, how they are aligned to your main objectives, and how you will measure performance.</text:p>
            <text:p text:style-name="P7"/>
            <text:p text:style-name="P7">This part of the plan should provide the implementation details. If employing an agency to carry out specific parts of your online marketing activity, get them to feed into this section. Think about how your tactics are going to play out across the year. <text:s/>Keep this section to the point and think about breaking your tactics up into awareness, acquisition and conversion.</text:p>
            <text:p text:style-name="P7"/>
            <text:p text:style-name="P7">Provide specific detail on the following:</text:p>
            <text:p text:style-name="P7"/>
            <text:list xml:id="list34478598" text:style-name="WW8Num10">
              <text:list-item>
                <text:p text:style-name="P24">What tactics you will use and how they will be integrated</text:p>
              </text:list-item>
              <text:list-item>
                <text:p text:style-name="P24">Operational factors, justification and customer targeting</text:p>
              </text:list-item>
              <text:list-item>
                <text:p text:style-name="P24">An indication of cost – this can be top level as detail will be provided in the Budget</text:p>
              </text:list-item>
              <text:list-item>
                <text:p text:style-name="P24">What you will be measuring and projected outcomes (KPI’s)</text:p>
              </text:list-item>
            </text:list>
            <text:p text:style-name="P4"/>
          </table:table-cell>
        </table:table-row>
        <table:table-row table:style-name="Table4.1">
          <table:table-cell table:style-name="Table4.A1" office:value-type="string">
            <text:p text:style-name="P8">Add notes here...</text:p>
            <text:p text:style-name="P7"/>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Heading_20_1" text:outline-level="1">Budget</text:h>
      <text:p text:style-name="P4"/>
      <table:table table:name="Table5" table:style-name="Table5">
        <table:table-column table:style-name="Table5.A"/>
        <table:table-row table:style-name="Table5.1">
          <table:table-cell table:style-name="Table5.A1" office:value-type="string">
            <text:p text:style-name="P8">The final section of this plan will outline your budget. This is best presented as a single spreadsheet with tactics broken down by awareness, acquisition and conversion. </text:p>
            <text:p text:style-name="P7"/>
            <text:p text:style-name="P7">Provide specific detail on the following:</text:p>
            <text:p text:style-name="P7"/>
            <text:list xml:id="list34457677" text:style-name="WW8Num8">
              <text:list-item>
                <text:p text:style-name="P26">Your total cost breakdown (overall spend across tactics)</text:p>
              </text:list-item>
              <text:list-item>
                <text:p text:style-name="P26">Monthly phasing of budget spend across all tactics</text:p>
              </text:list-item>
              <text:list-item>
                <text:p text:style-name="P26">Any financial KPI’s and milestones that need to be reached</text:p>
              </text:list-item>
              <text:list-item>
                <text:p text:style-name="P26">Phased return on investment across tactics</text:p>
              </text:list-item>
              <text:list-item>
                <text:p text:style-name="P26">A concluding top level summary of benefits</text:p>
              </text:list-item>
            </text:list>
            <text:p text:style-name="P7"/>
            <text:p text:style-name="P7">For the last bullet point you need to estimate projected channel outcomes. This will include estimates on how much traffic will be generated from each tactic and the number of prospects that will likely go onto convert. In addition a ‘Sales and profit’ analysis can be used to help you quantify the net profit that your e-Marketing plan will generate.</text:p>
            <text:p text:style-name="P4"/>
          </table:table-cell>
        </table:table-row>
        <table:table-row table:style-name="Table5.1">
          <table:table-cell table:style-name="Table5.A1" office:value-type="string">
            <text:p text:style-name="P6"><text:span text:style-name="T2">Add n</text:span><text:span text:style-name="T2">otes here….</text:span></text:p>
            <text:p text:style-name="P7"/>
          </table:table-cell>
        </table:table-row>
      </table:table>
      <text:p text:style-name="P10"/>
      <text:p text:style-name="Standard"><text:span text:style-name="T3">You are reminded that Businesslink.gov.uk’s </text:span><text:a xlink:type="simple" xlink:href="http://www.businesslink.gov.uk/bdotg/action/staticpage?page=Disclaimer&amp;r.s=f"><text:span text:style-name="Internet_20_link">Terms and Conditions</text:span></text:a><text:span text:style-name="T3"> apply to your use of this business plan template.<text:tab/><text:tab/><text:tab/><text:tab/></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159cm" fo:margin-right="-0.27cm" fo:margin-top="0cm" fo:margin-bottom="0.353cm" fo:line-height="115%" fo:text-indent="0cm" style:auto-text-indent="false" fo:background-color="#b8cce4">
        <style:background-image/>
      </style:paragraph-properties>
      <style:text-properties fo:color="#ffffff" style:font-name="Calibri" fo:font-size="24pt" fo:language="en" fo:country="US" fo:font-weight="bold" style:font-name-asian="Calibri" style:font-size-asian="24pt" style:font-weight-asian="bold" style:font-size-complex="11pt"/>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style:text-properties style:font-name="Arial" fo:font-size="11pt" fo:font-weight="bold" style:font-size-asian="11pt" style:font-weight-asian="bold" style:font-name-complex="Arial"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style:tab-stops>
          <style:tab-stop style:position="14.63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style-span" style:family="text" style:parent-style-name="Default_20_Paragraph_20_Font"/>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a0"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0cm" fo:margin-right="0.635cm" fo:text-align="center" style:justify-single-word="false" fo:text-indent="0cm" style:auto-text-indent="false"/>
    </style:style>
    <style:style style:name="MT1" style:family="text">
      <style:text-properties fo:color="#333333" style:font-name="Verdana" fo:font-size="8.5pt" style:font-size-asian="8.5pt" style:font-size-complex="8.5pt"/>
    </style:style>
    <style:style style:name="MT2" style:family="text"/>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page-layout style:name="Mpm1">
      <style:page-layout-properties fo:page-width="20.999cm" fo:page-height="29.699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654cm" fo:margin-left="0cm" fo:margin-right="0cm" fo:margin-top="0.556cm" style:dynamic-spacing="true"/>
      </style:footer-style>
    </style:page-layout>
    <style:page-layout style:name="Mpm2">
      <style:page-layout-properties fo:page-width="20.999cm" fo:page-height="29.699cm" style:num-format="1" style:print-orientation="portrait" fo:margin-top="2.54cm" fo:margin-bottom="1.903cm" fo:margin-left="3.175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49cm" fo:margin-bottom="1.249cm" fo:margin-left="3.175cm" fo:margin-right="3.175cm" style:writing-mode="lr-tb" style:footnote-max-height="0cm">
        <style:footnote-sep style:width="0.018cm" style:adjustment="left" style:rel-width="33%" style:color="#000000"/>
      </style:page-layout-properties>
      <style:header-style/>
      <style:footer-style>
        <style:header-footer-properties fo:min-height="0.654cm" fo:margin-left="0cm" fo:margin-right="0cm" fo:margin-top="0cm" style:dynamic-spacing="true"/>
      </style:footer-style>
    </style:page-layout>
  </office:automatic-styles>
  <office:master-styles>
    <style:master-page style:name="Standard" style:page-layout-name="Mpm1">
      <style:footer>
        <text:p text:style-name="MP1"><text:span text:style-name="apple-style-span"><text:span text:style-name="MT1"><text:tab/>e-Marketing Plan Template © Crown copyright 2011</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MP0" style:page-layout-name="Mpm3">
      <style:footer>
        <text:p text:style-name="MP2"><draw:frame draw:style-name="Mfr1" draw:name="Frame3" text:anchor-type="paragraph" svg:y="0.002cm" fo:min-width="0.041cm" draw:z-index="0"><draw:text-box fo:min-height="0.041cm"><text:p text:style-name="Footer"><text:span text:style-name="Page_20_Number"><text:page-number text:select-page="current"/></text:span></text:p></draw:text-box></draw:frame><text:span text:style-name="apple-style-span"><text:span text:style-name="MT1">Marketing Plan Template © Crown copyright 2011</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Marketing Template</dc:title>
    <meta:initial-creator>Anthony.Phillips</meta:initial-creator>
    <meta:creation-date>2011-03-08T13:42:00</meta:creation-date>
    <dc:date>2011-05-04T14:43:21.84</dc:date>
    <meta:editing-cycles>11</meta:editing-cycles>
    <meta:editing-duration>PT28M12S</meta:editing-duration>
    <meta:generator>OpenOffice.org/3.3$Win32 OpenOffice.org_project/330m20$Build-9567</meta:generator>
    <dc:creator>john hughes</dc:creator>
    <meta:document-statistic meta:table-count="5" meta:image-count="0" meta:object-count="0" meta:page-count="6" meta:paragraph-count="72" meta:word-count="748" meta:character-count="4510"/>
    <meta:user-defined meta:name="Info 1"/>
    <meta:user-defined meta:name="Info 2"/>
    <meta:user-defined meta:name="Info 3"/>
    <meta:user-defined meta:name="Info 4"/>
  </office:meta>
</office:document-meta>
</file>